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/>
    </style:style>
    <style:style style:name="P2" style:family="paragraph" style:parent-style-name="Standard">
      <style:paragraph-properties fo:margin-top="0in" fo:margin-bottom="0.1965in" style:contextual-spacing="false"/>
    </style:style>
    <style:style style:name="P3" style:family="paragraph" style:parent-style-name="Text_20_body">
      <style:paragraph-properties fo:margin-top="0in" fo:margin-bottom="0in" style:contextual-spacing="false"/>
    </style:style>
    <style:style style:name="T1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ask1:<text:span text:style-name="T1">Getting Started with Rails Agtain practice</text:span></text:p>
      <text:p text:style-name="Standard"><text:span text:style-name="T1">Description:Getting Started with Rails</text:span> <text:a xlink:type="simple" xlink:href="http://www.gorails.com/"><text:span text:style-name="T1">www.http://guides.rubyonrails.org/getting_started.html.com</text:span></text:a></text:p>
      <text:p text:style-name="Standard">  1.1.Guide Assumptions<text:line-break/>  1.2. What is Rails?</text:p>
      <text:p text:style-name="Standard">  1.3. Creating a New Rails Project<text:line-break/>  1.4. Creating the Blog Application<text:line-break/>  1.5. Hello, Rails!<text:line-break/>  1.6. Starting up the Web Server<text:line-break/>  1.7.Setting the Application Home Page</text:p>
      <text:p text:style-name="Standard">Status: [Done]</text:p>
      <text:p text:style-name="Standard">Hours: 2 hours </text:p>
      <text:p text:style-name="Standard"/>
      <text:p text:style-name="Standard">Task 2: <text:span text:style-name="T1">Readind and prictical</text:span></text:p>
      <text:p text:style-name="P1">Description: ruby on rails guides</text:p>
      <text:p text:style-name="Standard">  2.1. Getting Up and Running<text:line-break/>  2.1. New Articls <text:line-break/>  2.1. Create Form     </text:p>
      <text:p text:style-name="P2">  2.2<text:span text:style-name="T1">. </text:span>Laying down the ground work<text:line-break/>  2.3. The first form<text:line-break/>  2.4. Creating articles<text:line-break/>  2.5. Creating the Article model<text:line-break/>  2.6. Running a Migration<text:line-break/>  2.7. Saving data in the controller<text:line-break/>  2.8. Showing Articles<text:line-break/>  2.9. Listing all articles<text:line-break/>  2.10. Adding links<text:line-break/>  2.11. Adding Some Validation<text:line-break/>  2.12. Updating Articles<text:line-break/>  2.13. Deleting Articles<text:line-break/>  2.14. Adding a Second Model<text:line-break/>  2.15. Generating a Model<text:line-break/>  2.16. Associating Models<text:line-break/>  2.17. Adding a Route for Comments<text:line-break/>  2.18. Generating a Controller<text:line-break/>  2.19. Refactoring<text:line-break/>  2.20. Rendering Partial Collections<text:line-break/>  2.21. Rendering a Partial Form<text:line-break/>  2.22. Deleting Comments<text:line-break/>  2.23. Deleting Associated Objects<text:line-break/>  2.24. Security<text:line-break/>  2.25. Basic Authentication</text:p>
      <text:p text:style-name="Text_20_body"><text:span text:style-name="T1">Status</text:span>: [Done]</text:p>
      <text:p text:style-name="Text_20_body"><text:span text:style-name="T1">Hours:</text:span> 7 hours </text:p>
      <text:p text:style-name="P3"/>
      <text:p text:style-name="P3"/>
      <text:p text:style-name="P3"><text:soft-page-break/>      Regards</text:p>
      <text:p text:style-name="P3">Doulatram verma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20:06:39.580332311</meta:creation-date>
    <dc:date>2017-04-03T20:07:47.383255690</dc:date>
    <meta:editing-duration>P0D</meta:editing-duration>
    <meta:editing-cycles>1</meta:editing-cycles>
    <meta:document-statistic meta:table-count="0" meta:image-count="0" meta:object-count="0" meta:page-count="2" meta:paragraph-count="14" meta:word-count="169" meta:character-count="1265" meta:non-whitespace-character-count="1027"/>
    <meta:generator>LibreOffice/4.2.8.2$Linux_X86_64 LibreOffice_project/420m0$Build-2</meta:generator>
  </office:meta>
</office:document-meta>
</file>